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1.63" calcext:value-type="float">
            <text:p>261.63</text:p>
          </table:table-cell>
          <table:table-cell table:formula="of:=ROUND(1/([.B15]*0.00000275))" office:value-type="float" office:value="1390" calcext:value-type="float">
            <text:p>1390</text:p>
          </table:table-cell>
          <table:table-cell table:formula="of:=DEC2HEX([.B15])" office:value-type="string" office:string-value="105" calcext:value-type="string">
            <text:p>1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3.66" calcext:value-type="float">
            <text:p>293.66</text:p>
          </table:table-cell>
          <table:table-cell table:formula="of:=ROUND(1/([.B16]*0.00000275))" office:value-type="float" office:value="1238" calcext:value-type="float">
            <text:p>1238</text:p>
          </table:table-cell>
          <table:table-cell table:formula="of:=DEC2HEX([.B16])" office:value-type="string" office:string-value="125" calcext:value-type="string">
            <text:p>1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9.63" calcext:value-type="float">
            <text:p>329.63</text:p>
          </table:table-cell>
          <table:table-cell table:formula="of:=ROUND(1/([.B17]*0.00000275))" office:value-type="float" office:value="1103" calcext:value-type="float">
            <text:p>1103</text:p>
          </table:table-cell>
          <table:table-cell table:formula="of:=DEC2HEX([.B17])" office:value-type="string" office:string-value="149" calcext:value-type="string">
            <text:p>14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9.23" calcext:value-type="float">
            <text:p>349.23</text:p>
          </table:table-cell>
          <table:table-cell table:formula="of:=ROUND(1/([.B18]*0.00000275))" office:value-type="float" office:value="1041" calcext:value-type="float">
            <text:p>1041</text:p>
          </table:table-cell>
          <table:table-cell table:formula="of:=DEC2HEX([.B18])" office:value-type="string" office:string-value="15D" calcext:value-type="string">
            <text:p>15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2" calcext:value-type="float">
            <text:p>392</text:p>
          </table:table-cell>
          <table:table-cell table:formula="of:=ROUND(1/([.B19]*0.00000275))" office:value-type="float" office:value="928" calcext:value-type="float">
            <text:p>928</text:p>
          </table:table-cell>
          <table:table-cell table:formula="of:=DEC2HEX([.B19])" office:value-type="string" office:string-value="188" calcext:value-type="string">
            <text:p>1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table:formula="of:=ROUND(1/([.B20]*0.00000275))" office:value-type="float" office:value="826" calcext:value-type="float">
            <text:p>826</text:p>
          </table:table-cell>
          <table:table-cell table:formula="of:=DEC2HEX([.B20])" office:value-type="string" office:string-value="1B8" calcext:value-type="string">
            <text:p>1B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93.88" calcext:value-type="float">
            <text:p>493.88</text:p>
          </table:table-cell>
          <table:table-cell table:formula="of:=ROUND(1/([.B21]*0.00000275))" office:value-type="float" office:value="736" calcext:value-type="float">
            <text:p>736</text:p>
          </table:table-cell>
          <table:table-cell table:formula="of:=DEC2HEX([.B21])" office:value-type="string" office:string-value="1ED" calcext:value-type="string">
            <text:p>1E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23.25" calcext:value-type="float">
            <text:p>523.25</text:p>
          </table:table-cell>
          <table:table-cell table:formula="of:=ROUND(1/([.B22]*0.00000275))" office:value-type="float" office:value="695" calcext:value-type="float">
            <text:p>695</text:p>
          </table:table-cell>
          <table:table-cell table:formula="of:=DEC2HEX([.B22])" office:value-type="string" office:string-value="20B" calcext:value-type="string">
            <text:p>20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32:19.663966031</meta:creation-date>
    <dc:date>2016-09-23T12:38:19.504768073</dc:date>
    <meta:editing-duration>P0D</meta:editing-duration>
    <meta:editing-cycles>1</meta:editing-cycles>
    <meta:document-statistic meta:table-count="1" meta:cell-count="40" meta:object-count="0"/>
    <meta:generator>LibreOffice/4.2.8.2$Linux_X86_64 LibreOffice_project/420m0$Build-2</meta:generator>
  </office:meta>
</office:document-meta>
</file>